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Calibri" style:font-name-complex="Calibri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style:font-name="Calibri" style:font-name-complex="Calibri"/>
    </style:style>
    <style:style style:name="T4" style:parent-style-name="Tipodeletrapredefinidodoparágrafo" style:family="text">
      <style:text-properties style:font-name="Calibri" style:font-name-complex="Calibri" fo:font-size="20pt" style:font-size-asian="20pt" style:font-size-complex="20pt"/>
    </style:style>
    <style:style style:name="P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7" style:parent-style-name="Tipodeletrapredefinidodoparágrafo" style:family="text">
      <style:text-properties style:font-name="Calibri" style:font-name-complex="Calibri" fo:font-size="14pt" style:font-size-asian="14pt" style:font-size-complex="14pt"/>
    </style:style>
    <style:style style:name="T8" style:parent-style-name="Tipodeletrapredefinidodoparágrafo" style:family="text">
      <style:text-properties style:font-name="Calibri" style:font-name-complex="Calibri" fo:font-size="24pt" style:font-size-asian="24pt" style:font-size-complex="24pt"/>
    </style:style>
    <style:style style:name="P9" style:parent-style-name="Normal" style:family="paragraph">
      <style:text-properties style:font-name="Calibri" style:font-name-complex="Calibri" fo:font-size="24pt" style:font-size-asian="24pt" style:font-size-complex="24pt"/>
    </style:style>
    <style:style style:name="P10" style:parent-style-name="Normal" style:family="paragraph">
      <style:text-properties style:font-name="Calibri" style:font-name-complex="Calibri" fo:font-size="24pt" style:font-size-asian="24pt" style:font-size-complex="24pt"/>
    </style:style>
    <style:style style:name="P11" style:parent-style-name="Normal" style:family="paragraph">
      <style:text-properties style:font-name="Calibri" style:font-name-complex="Calibri" fo:font-size="24pt" style:font-size-asian="24pt" style:font-size-complex="24pt"/>
    </style:style>
    <style:style style:name="P12" style:parent-style-name="Normal" style:family="paragraph">
      <style:text-properties style:font-name="Calibri" style:font-name-complex="Calibri" fo:font-size="24pt" style:font-size-asian="24pt" style:font-size-complex="24pt"/>
    </style:style>
    <style:style style:name="P13" style:parent-style-name="Normal" style:family="paragraph">
      <style:text-properties style:font-name="Calibri" style:font-name-complex="Calibri" fo:font-size="24pt" style:font-size-asian="24pt" style:font-size-complex="24pt"/>
    </style:style>
    <style:style style:name="P14" style:parent-style-name="Normal" style:family="paragraph">
      <style:text-properties style:font-name="Calibri" style:font-name-complex="Calibri" fo:font-size="36pt" style:font-size-asian="36pt" style:font-size-complex="36pt"/>
    </style:style>
    <style:style style:name="P15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16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17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18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19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20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21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22" style:parent-style-name="Normal" style:family="paragraph">
      <style:text-properties style:font-name="Calibri" style:font-name-complex="Calibri" fo:font-size="18pt" style:font-size-asian="18pt" style:font-size-complex="18pt"/>
    </style:style>
    <style:style style:name="P2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40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1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2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3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4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5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6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7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8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49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0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1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2" style:parent-style-name="Normal" style:family="paragraph">
      <style:paragraph-properties>
        <style:tab-stops>
          <style:tab-stop style:type="left" style:position="1.6833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aixa de Texto 2" text:anchor-type="paragraph" svg:x="0in" svg:y="0.00032in" svg:width="1.77986in" svg:height="0.27222in" style:rel-width="scale" style:rel-height="scale"><draw:text-box><text:p text:style-name="P3">20 de abril de 2025</text:p></draw:text-box><svg:title/><svg:desc/></draw:frame></text:span><text:span text:style-name="T4">Aplicações Multimédia</text:span></text:p>
      <text:p text:style-name="P5">Docente:<text:s/></text:p>
      <text:p text:style-name="P6">Exma. Professora <text:s text:c="2"/>e<text:s/><text:s text:c="3"/>Exmo. Professor</text:p>
      <text:p text:style-name="Normal"><text:span text:style-name="T7">Ana Catarina Cruz <text:s text:c="7"/>Fernando Bento<text:s/></text:span><text:span text:style-name="T8"><text:s/></text:span></text:p>
      <text:p text:style-name="P9"/>
      <text:p text:style-name="P10"/>
      <text:p text:style-name="P11"/>
      <text:p text:style-name="P12"/>
      <text:p text:style-name="P13"/>
      <text:p text:style-name="P14">TRABLHO DA MEMÓRIA</text:p>
      <text:p text:style-name="P15">Instituto Politécnico de Santarém</text:p>
      <text:p text:style-name="P16">Escola Superior de Gestão e Tecnologia de Santarém</text:p>
      <text:p text:style-name="P17">2ºSemestre<text:s/></text:p>
      <text:p text:style-name="P18"/>
      <text:p text:style-name="P19"/>
      <text:p text:style-name="P20"/>
      <text:p text:style-name="P21"/>
      <text:p text:style-name="P22">Discentes:</text:p>
      <text:p text:style-name="P23">João Santos<text:s/><text:tab/><text:tab/>210100497@esg.ipsantarem.pt</text:p>
      <text:p text:style-name="P24">Daniel Nunes<text:s/><text:tab/>200100306@esg.ipsantarem.pt</text:p>
      <text:p text:style-name="P25">Gonçalo Rosa<text:s/><text:tab/>220001555@esg.ipsantarem.pt</text:p>
      <text:p text:style-name="CabeçalhodoÍndice">Conteú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195207576" office:target-frame-name="_top" xlink:show="replace"><text:span text:style-name="Hiperligação">Resumo</text:span><text:tab/>3</text:a></text:p>
          <text:p text:style-name="P27"><text:a xlink:href="#_Toc195207577" office:target-frame-name="_top" xlink:show="replace"><text:span text:style-name="Hiperligação">Introdução</text:span><text:tab/>4</text:a></text:p>
        </text:index-body>
      </text:table-of-content>
      <text:p text:style-name="Normal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tab/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h text:style-name="Título1" text:outline-level="1"><text:bookmark-start text:name="_Toc195207576"/>Resumo<text:bookmark-end text:name="_Toc195207576"/></text:h>
      <text:p text:style-name="Normal"/>
      <text:p text:style-name="P53">O trabalho realizado, tem com intuito a criação de um jogo de memória com o tema<text:s/>Futebol<text:s/>Euro2016, uma competição europeia no qual todas as nações pertencentes à Europa disputem um título. Este jogo da memória trata-se de um<text:s/>entretenimento do utilizador, no qual o mesmo tem de encontrar pares de cartas com ilustração de seleções que estiveram presentes no Euro2016.</text:p>
      <text:p text:style-name="P54"/>
      <text:p text:style-name="P55">Este jogo responde aos requisitos do enunciado fornecido pelo Docente da UC, e respeitando assim as regras do mesmo. Contudo mesmo sentidas dificuldades do decorrer do projeto, o mesmo foi em conta ao pedido, onde foi aplicado, regras e normal das linguagens de programação<text:s/>e de estilo<text:s/>usadas<text:s/>neste trabalho, sendo elas<text:s/>Java Script,<text:s/>CSS e HTML.<text:s/>Algumas ferramentas foram usadas para o desenvolvimento do<text:s/>trabalho,<text:s/>como GitHub e VisualStudioCode, GitDesktop.<text:s/></text:p>
      <text:p text:style-name="P56"/>
      <text:p text:style-name="P57">Este projeto<text:s/>ajudou,<text:s/>não só para obtenção de<text:s/>conhecimento,<text:s/>como obtenção de<text:s/>experiência,<text:s/>conhecimento de novos métodos de trabalho,<text:s/>e melhor perceção sobre como funciona conteúdos que foram falados em aul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195207577"/>Introdução<text:bookmark-end text:name="_Toc195207577"/></text:h>
      <text:p text:style-name="P58"/>
      <text:p text:style-name="P59">O trabalho teve intenção a construção e elaboração de um jogo comum, sendo o mesmo, um jogo de memória, com ilustrações de seleções,<text:s/>para se encontrar os pares deles, num tabuleiro 4x4, e as seleções presentes são, de<text:s/>8<text:s/>equipas, ou seja,<text:s/>8<text:s/>pares de cartas.</text:p>
      <text:p text:style-name="P60"><text:s/>Está presente no jogo um temporizador de 45 segundos que se vai esgotar<text:s/>e baralha automaticamente as cartas ainda não encontradas, alertando o jogador com uma a barra de progresso do tempo a trocar de cor ver para vermelho nos últimos cinco segundos.</text:p>
      <text:p text:style-name="P61">Tudo conta com sons, assim para tronar o jogo mais apelativo e<text:s/>animado,<text:s/>sendo que dos quais os são,<text:s/>música<text:s/>de fundo, ao viral a carta, sucesso ao encontrar o par da carta e esconder.</text:p>
      <text:p text:style-name="P62">O jogo encontra-se funcional,<text:s/>dentro dos requisitos do enunciado, e código conta com as regras estipuladas, e restrições solicitadas pelo docente da unidade curricular, tal como por exemplo a exclusão de window.alert().</text:p>
      <text:p text:style-name="P63"/>
      <text:p text:style-name="P6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CabeçalhodoÍndice" style:display-name="Cabeçalho do Índice" style:family="paragraph" style:parent-style-name="Título1" style:next-style-name="Normal">
      <style:paragraph-properties fo:margin-top="0.1666in" fo:margin-bottom="0in"/>
      <style:text-properties style:letter-kerning="false" fo:font-size="16pt" style:font-size-asian="16pt" style:font-size-complex="16pt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Filipe Esteves Nunes</meta:initial-creator>
    <dc:creator>Daniel Filipe Esteves Nunes</dc:creator>
    <meta:creation-date>2025-04-10T19:05:00Z</meta:creation-date>
    <dc:date>2025-04-10T19:05:00Z</dc:date>
    <meta:template xlink:href="Normal.dotm" xlink:type="simple"/>
    <meta:editing-cycles>2</meta:editing-cycles>
    <meta:editing-duration>PT60S</meta:editing-duration>
    <meta:document-statistic meta:page-count="4" meta:paragraph-count="5" meta:word-count="402" meta:character-count="2573" meta:row-count="18" meta:non-whitespace-character-count="2176"/>
  </office:meta>
</office:document-meta>
</file>